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hoBuilder.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choBuilder.echoMessage( Project project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Builder.EchoBuilder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